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.214cm" style:rel-column-width="3094*"/>
    </style:style>
    <style:style style:name="Таблица1.B" style:family="table-column">
      <style:table-column-properties style:column-width="11.083cm" style:rel-column-width="28260*"/>
    </style:style>
    <style:style style:name="Таблица1.C" style:family="table-column">
      <style:table-column-properties style:column-width="8.206cm" style:rel-column-width="20924*"/>
    </style:style>
    <style:style style:name="Таблица1.D" style:family="table-column">
      <style:table-column-properties style:column-width="1.24cm" style:rel-column-width="3162*"/>
    </style:style>
    <style:style style:name="Таблица1.E" style:family="table-column">
      <style:table-column-properties style:column-width="1.739cm" style:rel-column-width="4434*"/>
    </style:style>
    <style:style style:name="Таблица1.F" style:family="table-column">
      <style:table-column-properties style:column-width="2.221cm" style:rel-column-width="5661*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492cm" style:rel-column-width="3805*"/>
    </style:style>
    <style:style style:name="Таблица2.B" style:family="table-column">
      <style:table-column-properties style:column-width="10.118cm" style:rel-column-width="25800*"/>
    </style:style>
    <style:style style:name="Таблица2.C" style:family="table-column">
      <style:table-column-properties style:column-width="3.487cm" style:rel-column-width="8892*"/>
    </style:style>
    <style:style style:name="Таблица2.D" style:family="table-column">
      <style:table-column-properties style:column-width="3.611cm" style:rel-column-width="9207*"/>
    </style:style>
    <style:style style:name="Таблица2.E" style:family="table-column">
      <style:table-column-properties style:column-width="6.992cm" style:rel-column-width="17831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en" fo:country="US" officeooo:rsid="001bc465" officeooo:paragraph-rsid="001bc465"/>
    </style:style>
    <style:style style:name="P2" style:family="paragraph" style:parent-style-name="Table_20_Contents">
      <style:text-properties fo:language="ru" fo:country="RU" fo:font-weight="bold" officeooo:rsid="000d6734" officeooo:paragraph-rsid="000d6734" style:font-weight-asian="bold" style:font-weight-complex="bold"/>
    </style:style>
    <style:style style:name="P3" style:family="paragraph" style:parent-style-name="Table_20_Contents">
      <style:text-properties fo:language="ru" fo:country="RU" officeooo:rsid="00b528e4" officeooo:paragraph-rsid="00b528e4"/>
    </style:style>
    <style:style style:name="P4" style:family="paragraph" style:parent-style-name="Table_20_Contents">
      <style:text-properties officeooo:rsid="001127c9" officeooo:paragraph-rsid="001127c9"/>
    </style:style>
    <style:style style:name="P5" style:family="paragraph" style:parent-style-name="Table_20_Contents">
      <style:text-properties officeooo:rsid="002a3408" officeooo:paragraph-rsid="0049a0be"/>
    </style:style>
    <style:style style:name="P6" style:family="paragraph" style:parent-style-name="Table_20_Contents">
      <style:text-properties fo:font-weight="bold" officeooo:rsid="000effd8" officeooo:paragraph-rsid="000effd8" style:font-weight-asian="bold" style:font-weight-complex="bold"/>
    </style:style>
    <style:style style:name="P7" style:family="paragraph" style:parent-style-name="Table_20_Contents">
      <style:text-properties fo:font-weight="bold" officeooo:rsid="000d6734" officeooo:paragraph-rsid="000d673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52c11f" officeooo:paragraph-rsid="0052c11f" style:font-weight-asian="bold" style:font-weight-complex="bold"/>
    </style:style>
    <style:style style:name="P9" style:family="paragraph" style:parent-style-name="Table_20_Contents">
      <style:text-properties fo:font-weight="bold" officeooo:rsid="0052c11f" officeooo:paragraph-rsid="0052c11f" style:font-weight-asian="bold" style:font-weight-complex="bold"/>
    </style:style>
    <style:style style:name="P10" style:family="paragraph" style:parent-style-name="Table_20_Contents">
      <style:text-properties fo:font-weight="bold" officeooo:rsid="0052c11f" officeooo:paragraph-rsid="00546237" style:font-weight-asian="bold" style:font-weight-complex="bold"/>
    </style:style>
    <style:style style:name="P11" style:family="paragraph" style:parent-style-name="Table_20_Contents">
      <style:text-properties fo:font-weight="bold" officeooo:rsid="00546237" officeooo:paragraph-rsid="00546237" style:font-weight-asian="bold" style:font-weight-complex="bold"/>
    </style:style>
    <style:style style:name="P12" style:family="paragraph" style:parent-style-name="Table_20_Contents">
      <style:text-properties fo:font-weight="bold" officeooo:rsid="00b3b768" officeooo:paragraph-rsid="00b3b768" style:font-weight-asian="bold" style:font-weight-complex="bold"/>
    </style:style>
    <style:style style:name="P13" style:family="paragraph" style:parent-style-name="Table_20_Contents">
      <style:text-properties officeooo:rsid="004f47c7" officeooo:paragraph-rsid="004f47c7"/>
    </style:style>
    <style:style style:name="P14" style:family="paragraph" style:parent-style-name="Table_20_Contents">
      <style:text-properties officeooo:rsid="0068eb90" officeooo:paragraph-rsid="0068eb90"/>
    </style:style>
    <style:style style:name="P15" style:family="paragraph" style:parent-style-name="Table_20_Contents">
      <style:text-properties officeooo:rsid="0068eb90" officeooo:paragraph-rsid="006c607f"/>
    </style:style>
    <style:style style:name="P16" style:family="paragraph" style:parent-style-name="Table_20_Contents">
      <style:text-properties officeooo:rsid="006df167" officeooo:paragraph-rsid="006df167"/>
    </style:style>
    <style:style style:name="P17" style:family="paragraph" style:parent-style-name="Table_20_Contents">
      <style:text-properties officeooo:rsid="006a5b27" officeooo:paragraph-rsid="006a5b27"/>
    </style:style>
    <style:style style:name="P18" style:family="paragraph" style:parent-style-name="Table_20_Contents">
      <style:text-properties officeooo:rsid="005d67d8" officeooo:paragraph-rsid="005d67d8"/>
    </style:style>
    <style:style style:name="P19" style:family="paragraph" style:parent-style-name="Table_20_Contents">
      <style:text-properties officeooo:rsid="005d67d8" officeooo:paragraph-rsid="0063da46"/>
    </style:style>
    <style:style style:name="P20" style:family="paragraph" style:parent-style-name="Table_20_Contents">
      <style:text-properties officeooo:rsid="006329dd" officeooo:paragraph-rsid="006329dd"/>
    </style:style>
    <style:style style:name="P21" style:family="paragraph" style:parent-style-name="Table_20_Contents">
      <style:text-properties officeooo:rsid="00867042" officeooo:paragraph-rsid="00867042"/>
    </style:style>
    <style:style style:name="P22" style:family="paragraph" style:parent-style-name="Standard">
      <style:text-properties officeooo:rsid="001d8020"/>
    </style:style>
    <style:style style:name="P23" style:family="paragraph" style:parent-style-name="Standard">
      <style:text-properties officeooo:rsid="001f94de" officeooo:paragraph-rsid="001f94de"/>
    </style:style>
    <style:style style:name="P24" style:family="paragraph" style:parent-style-name="Standard">
      <style:text-properties officeooo:paragraph-rsid="009e29c2"/>
    </style:style>
    <style:style style:name="P25" style:family="paragraph" style:parent-style-name="Standard">
      <style:text-properties officeooo:rsid="00af3e3e" officeooo:paragraph-rsid="00af3e3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language="ru" fo:country="RU" officeooo:rsid="00279148" officeooo:paragraph-rsid="0096b1d3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279148" officeooo:paragraph-rsid="00a2265d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1bc465" officeooo:paragraph-rsid="00b713a8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language="ru" fo:country="RU" officeooo:paragraph-rsid="00a5e374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3093d5" officeooo:paragraph-rsid="00ac17b3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a2265d"/>
    </style:style>
    <style:style style:name="P33" style:family="paragraph" style:parent-style-name="Standard" style:list-style-name="L3">
      <style:text-properties officeooo:paragraph-rsid="009e29c2"/>
    </style:style>
    <style:style style:name="P34" style:family="paragraph" style:parent-style-name="Standard">
      <style:text-properties fo:language="ru" fo:country="RU" officeooo:rsid="003093d5" officeooo:paragraph-rsid="009e29c2"/>
    </style:style>
    <style:style style:name="P35" style:family="paragraph" style:parent-style-name="Standard" style:list-style-name="L4">
      <style:text-properties officeooo:rsid="001f94de" officeooo:paragraph-rsid="001f94de"/>
    </style:style>
    <style:style style:name="P36" style:family="paragraph" style:parent-style-name="Standard" style:list-style-name="L5">
      <style:text-properties officeooo:rsid="001f94de" officeooo:paragraph-rsid="001f94de"/>
    </style:style>
    <style:style style:name="P37" style:family="paragraph" style:parent-style-name="Standard" style:list-style-name="L4">
      <style:paragraph-properties fo:text-align="start" style:justify-single-word="false"/>
      <style:text-properties officeooo:paragraph-rsid="009e29c2"/>
    </style:style>
    <style:style style:name="P38" style:family="paragraph" style:parent-style-name="Standard" style:list-style-name="L5">
      <style:text-properties officeooo:paragraph-rsid="009ee0b3"/>
    </style:style>
    <style:style style:name="P39" style:family="paragraph" style:parent-style-name="Standard" style:list-style-name="L11">
      <style:text-properties officeooo:rsid="00b7fdb6" officeooo:paragraph-rsid="00b7fdb6"/>
    </style:style>
    <style:style style:name="P40" style:family="paragraph" style:parent-style-name="Standard" style:list-style-name="L2">
      <style:paragraph-properties fo:margin-left="0cm" fo:margin-right="0cm" fo:text-indent="0cm" style:auto-text-indent="false"/>
      <style:text-properties officeooo:paragraph-rsid="0096b1d3"/>
    </style:style>
    <style:style style:name="P41" style:family="paragraph" style:parent-style-name="Standard" style:list-style-name="L2">
      <loext:graphic-properties draw:fill="none"/>
      <style:paragraph-properties fo:margin-left="0cm" fo:margin-right="0cm" fo:text-indent="0cm" style:auto-text-indent="false" fo:background-color="transparent"/>
      <style:text-properties officeooo:paragraph-rsid="0096b1d3"/>
    </style:style>
    <style:style style:name="P42" style:family="paragraph" style:parent-style-name="Standard" style:list-style-name="L2">
      <style:paragraph-properties fo:margin-left="0cm" fo:margin-right="0cm" fo:text-indent="0cm" style:auto-text-indent="false"/>
      <style:text-properties fo:language="ru" fo:country="RU" officeooo:rsid="0028a698" officeooo:paragraph-rsid="0096b1d3"/>
    </style:style>
    <style:style style:name="P43" style:family="paragraph" style:parent-style-name="Standard" style:list-style-name="WWNum6">
      <style:paragraph-properties fo:margin-left="0cm" fo:margin-right="0cm" fo:text-indent="0cm" style:auto-text-indent="false"/>
      <style:text-properties fo:language="ru" fo:country="RU" officeooo:rsid="001bc465" officeooo:paragraph-rsid="00a3cc32"/>
    </style:style>
    <style:style style:name="P44" style:family="paragraph" style:parent-style-name="Table_20_Contents" style:list-style-name="L1">
      <style:paragraph-properties>
        <style:tab-stops/>
      </style:paragraph-properties>
      <style:text-properties fo:font-weight="normal" officeooo:rsid="00ad5c59" officeooo:paragraph-rsid="00ad5c59" style:font-weight-asian="normal" style:font-weight-complex="normal"/>
    </style:style>
    <style:style style:name="P45" style:family="paragraph" style:parent-style-name="Table_20_Contents" style:list-style-name="L9">
      <style:text-properties fo:font-weight="normal" officeooo:rsid="00ad5c59" officeooo:paragraph-rsid="00ad5c59" style:font-weight-asian="normal" style:font-weight-complex="normal"/>
    </style:style>
    <style:style style:name="P46" style:family="paragraph" style:parent-style-name="Table_20_Contents">
      <style:text-properties fo:font-weight="normal" officeooo:rsid="00a74c0d" officeooo:paragraph-rsid="00a74c0d" style:font-weight-asian="normal" style:font-weight-complex="normal"/>
    </style:style>
    <style:style style:name="P47" style:family="paragraph" style:parent-style-name="Table_20_Contents" style:list-style-name="L9">
      <style:text-properties fo:font-weight="normal" officeooo:rsid="008629cc" officeooo:paragraph-rsid="008629cc" style:font-weight-asian="normal" style:font-weight-complex="normal"/>
    </style:style>
    <style:style style:name="P48" style:family="paragraph" style:parent-style-name="Table_20_Contents" style:list-style-name="L9">
      <style:text-properties fo:font-weight="normal" officeooo:rsid="00867042" officeooo:paragraph-rsid="00867042" style:font-weight-asian="normal" style:font-weight-complex="normal"/>
    </style:style>
    <style:style style:name="P49" style:family="paragraph" style:parent-style-name="Table_20_Contents">
      <style:text-properties fo:font-weight="normal" officeooo:rsid="006a5b27" officeooo:paragraph-rsid="006a5b27" style:font-weight-asian="normal" style:font-weight-complex="normal"/>
    </style:style>
    <style:style style:name="P50" style:family="paragraph" style:parent-style-name="Table_20_Contents">
      <style:text-properties fo:language="ru" fo:country="RU" officeooo:rsid="001bc465" officeooo:paragraph-rsid="001bc465"/>
    </style:style>
    <style:style style:name="P51" style:family="paragraph" style:parent-style-name="Table_20_Contents" style:list-style-name="L10">
      <style:text-properties fo:language="ru" fo:country="RU" officeooo:rsid="00b528e4" officeooo:paragraph-rsid="00b528e4"/>
    </style:style>
    <style:style style:name="P52" style:family="paragraph" style:parent-style-name="Table_20_Contents">
      <style:text-properties fo:language="ru" fo:country="RU" fo:font-weight="bold" officeooo:rsid="0092cae0" officeooo:paragraph-rsid="0052c11f" style:font-weight-asian="bold" style:font-weight-complex="bold"/>
    </style:style>
    <style:style style:name="P53" style:family="paragraph" style:parent-style-name="Table_20_Contents" style:list-style-name="L9">
      <style:text-properties officeooo:rsid="00867042" officeooo:paragraph-rsid="00867042"/>
    </style:style>
    <style:style style:name="P54" style:family="paragraph" style:parent-style-name="Table_20_Contents" style:list-style-name="L12"/>
    <style:style style:name="P55" style:family="paragraph" style:parent-style-name="Table_20_Contents" style:list-style-name="L12">
      <style:text-properties officeooo:paragraph-rsid="00546237"/>
    </style:style>
    <style:style style:name="P56" style:family="paragraph" style:parent-style-name="Table_20_Contents" style:list-style-name="L1">
      <style:paragraph-properties fo:margin-left="0cm" fo:margin-right="0cm" fo:text-indent="0cm" style:auto-text-indent="false"/>
      <style:text-properties fo:language="en" fo:country="US" fo:font-weight="bold" officeooo:rsid="002162ee" officeooo:paragraph-rsid="002162ee" style:font-weight-asian="bold" style:font-weight-complex="bold"/>
    </style:style>
    <style:style style:name="P57" style:family="paragraph" style:parent-style-name="Table_20_Contents" style:list-style-name="L1">
      <style:paragraph-properties fo:margin-left="0cm" fo:margin-right="0cm" fo:text-indent="0cm" style:auto-text-indent="false"/>
      <style:text-properties fo:language="ru" fo:country="RU" fo:font-weight="bold" officeooo:rsid="008629cc" officeooo:paragraph-rsid="0096b1d3" style:font-weight-asian="bold" style:font-weight-complex="bold"/>
    </style:style>
    <style:style style:name="P58" style:family="paragraph" style:parent-style-name="Table_20_Contents" style:list-style-name="L1">
      <style:paragraph-properties fo:margin-left="0cm" fo:margin-right="0cm" fo:text-indent="0cm" style:auto-text-indent="false"/>
      <style:text-properties fo:language="ru" fo:country="RU" fo:font-weight="bold" officeooo:rsid="009a33f0" officeooo:paragraph-rsid="009a33f0" style:font-weight-asian="bold" style:font-weight-complex="bold"/>
    </style:style>
    <style:style style:name="P59" style:family="paragraph" style:parent-style-name="Table_20_Contents" style:list-style-name="L1">
      <style:paragraph-properties fo:margin-left="0cm" fo:margin-right="0cm" fo:text-indent="0cm" style:auto-text-indent="false"/>
      <style:text-properties fo:language="ru" fo:country="RU" fo:font-weight="bold" officeooo:rsid="009c7875" officeooo:paragraph-rsid="009c7875" style:font-weight-asian="bold" style:font-weight-complex="bold"/>
    </style:style>
    <style:style style:name="P60" style:family="paragraph" style:parent-style-name="Table_20_Contents" style:list-style-name="L1">
      <style:paragraph-properties fo:margin-left="0cm" fo:margin-right="0cm" fo:text-indent="0cm" style:auto-text-indent="false"/>
      <style:text-properties fo:language="ru" fo:country="RU" fo:font-weight="normal" officeooo:rsid="008629cc" officeooo:paragraph-rsid="008629cc" style:font-weight-asian="normal" style:font-weight-complex="normal"/>
    </style:style>
    <style:style style:name="P61" style:family="paragraph" style:parent-style-name="Table_20_Contents" style:list-style-name="L1">
      <style:paragraph-properties fo:margin-left="0cm" fo:margin-right="0cm" fo:text-indent="0cm" style:auto-text-indent="false"/>
      <style:text-properties officeooo:rsid="00ad5c59" officeooo:paragraph-rsid="00ad5c59"/>
    </style:style>
    <style:style style:name="P62" style:family="paragraph" style:parent-style-name="Table_20_Contents" style:list-style-name="L1">
      <style:paragraph-properties fo:margin-left="0cm" fo:margin-right="0cm" fo:text-indent="0cm" style:auto-text-indent="false"/>
      <style:text-properties fo:font-weight="bold" officeooo:rsid="009c7875" officeooo:paragraph-rsid="009c7875" style:font-weight-asian="bold" style:font-weight-complex="bold"/>
    </style:style>
    <style:style style:name="P63" style:family="paragraph" style:parent-style-name="Table_20_Contents" style:list-style-name="L1">
      <style:paragraph-properties fo:margin-left="0cm" fo:margin-right="0cm" fo:text-indent="0cm" style:auto-text-indent="false"/>
      <style:text-properties fo:font-weight="bold" officeooo:rsid="008629cc" officeooo:paragraph-rsid="0049a0be" style:font-weight-asian="bold" style:font-weight-complex="bold"/>
    </style:style>
    <style:style style:name="P64" style:family="paragraph" style:parent-style-name="Table_20_Contents" style:list-style-name="L1">
      <style:paragraph-properties fo:margin-left="0cm" fo:margin-right="0cm" fo:text-indent="0cm" style:auto-text-indent="false"/>
      <style:text-properties fo:font-weight="normal" officeooo:rsid="001f94de" officeooo:paragraph-rsid="001f94de" style:font-weight-asian="normal" style:font-weight-complex="normal"/>
    </style:style>
    <style:style style:name="P65" style:family="paragraph" style:parent-style-name="Table_20_Contents" style:list-style-name="L1">
      <style:paragraph-properties fo:margin-left="0cm" fo:margin-right="0cm" fo:text-indent="0cm" style:auto-text-indent="false"/>
      <style:text-properties fo:font-weight="normal" officeooo:rsid="009c7875" officeooo:paragraph-rsid="009c7875" style:font-weight-asian="normal" style:font-weight-complex="normal"/>
    </style:style>
    <style:style style:name="P66" style:family="paragraph" style:parent-style-name="Table_20_Contents" style:list-style-name="L1">
      <style:paragraph-properties fo:margin-left="0cm" fo:margin-right="0cm" fo:text-indent="0cm" style:auto-text-indent="false"/>
      <style:text-properties fo:font-weight="normal" officeooo:rsid="008629cc" officeooo:paragraph-rsid="008629cc" style:font-weight-asian="normal" style:font-weight-complex="normal"/>
    </style:style>
    <style:style style:name="P67" style:family="paragraph" style:parent-style-name="Table_20_Contents" style:list-style-name="L1">
      <style:paragraph-properties fo:margin-left="0cm" fo:margin-right="0cm" fo:text-indent="0cm" style:auto-text-indent="false"/>
      <style:text-properties fo:font-weight="normal" officeooo:rsid="00ab8345" officeooo:paragraph-rsid="00ab8345" style:font-weight-asian="normal" style:font-weight-complex="normal"/>
    </style:style>
    <style:style style:name="P68" style:family="paragraph" style:parent-style-name="Table_20_Contents" style:list-style-name="L1">
      <style:paragraph-properties fo:margin-left="0cm" fo:margin-right="0cm" fo:text-indent="0cm" style:auto-text-indent="false"/>
      <style:text-properties fo:font-weight="normal" officeooo:rsid="00ad5c59" officeooo:paragraph-rsid="00ad5c59" style:font-weight-asian="normal" style:font-weight-complex="normal"/>
    </style:style>
    <style:style style:name="P69" style:family="paragraph" style:parent-style-name="List_20_Paragraph" style:list-style-name="L8">
      <style:text-properties fo:language="ru" fo:country="RU" officeooo:paragraph-rsid="00b3b768"/>
    </style:style>
    <style:style style:name="P70" style:family="paragraph" style:parent-style-name="List_20_Paragraph" style:list-style-name="L8">
      <style:text-properties fo:language="ru" fo:country="RU" officeooo:rsid="003093d5" officeooo:paragraph-rsid="00b3b768"/>
    </style:style>
    <style:style style:name="P71" style:family="paragraph" style:parent-style-name="List_20_Paragraph" style:list-style-name="L8">
      <style:text-properties fo:language="ru" fo:country="RU" officeooo:rsid="003093d5" officeooo:paragraph-rsid="00ab8345"/>
    </style:style>
    <style:style style:name="P72" style:family="paragraph" style:parent-style-name="List_20_Paragraph" style:list-style-name="L9">
      <style:text-properties fo:language="ru" fo:country="RU" fo:font-weight="bold" officeooo:rsid="0091936c" officeooo:paragraph-rsid="00b8bfea" style:font-weight-asian="bold" style:font-weight-complex="bold"/>
    </style:style>
    <style:style style:name="P73" style:family="paragraph" style:parent-style-name="List_20_Paragraph" style:list-style-name="L9">
      <style:text-properties fo:font-weight="bold" officeooo:rsid="0049a0be" officeooo:paragraph-rsid="00b3b768" style:font-weight-asian="bold" style:font-weight-complex="bold"/>
    </style:style>
    <style:style style:name="P74" style:family="paragraph" style:parent-style-name="List_20_Paragraph" style:list-style-name="L9">
      <style:text-properties fo:font-weight="bold" officeooo:rsid="004f47c7" officeooo:paragraph-rsid="004f47c7" style:font-weight-asian="bold" style:font-weight-complex="bold"/>
    </style:style>
    <style:style style:name="P75" style:family="paragraph" style:parent-style-name="List_20_Paragraph" style:list-style-name="L11">
      <style:text-properties officeooo:paragraph-rsid="00b7fdb6"/>
    </style:style>
    <style:style style:name="P76" style:family="paragraph" style:parent-style-name="List_20_Paragraph" style:list-style-name="WWNum4">
      <style:text-properties officeooo:paragraph-rsid="00b8bfea"/>
    </style:style>
    <style:style style:name="P77" style:family="paragraph" style:parent-style-name="List_20_Paragraph" style:list-style-name="WWNum2">
      <style:paragraph-properties fo:margin-left="0cm" fo:margin-right="0cm" fo:text-indent="0cm" style:auto-text-indent="false"/>
      <style:text-properties officeooo:rsid="0028a698" officeooo:paragraph-rsid="0096b1d3"/>
    </style:style>
    <style:style style:name="P78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96b1d3"/>
    </style:style>
    <style:style style:name="P79" style:family="paragraph" style:parent-style-name="List_20_Paragraph" style:list-style-name="WWNum2">
      <style:paragraph-properties fo:margin-left="0cm" fo:margin-right="0cm" fo:text-indent="0cm" style:auto-text-indent="false"/>
      <style:text-properties fo:language="ru" fo:country="RU" officeooo:rsid="0028a698" officeooo:paragraph-rsid="0096b1d3"/>
    </style:style>
    <style:style style:name="P80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279148" officeooo:paragraph-rsid="00a2265d"/>
    </style:style>
    <style:style style:name="P81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279148" officeooo:paragraph-rsid="00a3cc32"/>
    </style:style>
    <style:style style:name="P82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42517c" officeooo:paragraph-rsid="00230cf9"/>
    </style:style>
    <style:style style:name="P83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42517c" officeooo:paragraph-rsid="00a3cc32"/>
    </style:style>
    <style:style style:name="P84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42517c" officeooo:paragraph-rsid="00230cf9"/>
    </style:style>
    <style:style style:name="P85" style:family="paragraph" style:parent-style-name="List_20_Paragraph" style:list-style-name="WWNum6">
      <style:paragraph-properties fo:margin-left="0cm" fo:margin-right="0cm" fo:text-indent="0cm" style:auto-text-indent="false"/>
      <style:text-properties fo:language="ru" fo:country="RU" officeooo:rsid="001bc465" officeooo:paragraph-rsid="00a3cc32"/>
    </style:style>
    <style:style style:name="P86" style:family="paragraph" style:parent-style-name="List_20_Paragraph" style:list-style-name="L7">
      <style:paragraph-properties fo:margin-left="0cm" fo:margin-right="0cm" fo:text-indent="0cm" style:auto-text-indent="false"/>
      <style:text-properties fo:language="ru" fo:country="RU" officeooo:rsid="001bc465" officeooo:paragraph-rsid="00a3cc32"/>
    </style:style>
    <style:style style:name="P87" style:family="paragraph" style:parent-style-name="List_20_Paragraph" style:list-style-name="L8">
      <style:paragraph-properties fo:margin-left="0cm" fo:margin-right="0cm" fo:text-indent="0cm" style:auto-text-indent="false"/>
      <style:text-properties fo:language="ru" fo:country="RU" officeooo:paragraph-rsid="00a5e374"/>
    </style:style>
    <style:style style:name="P88" style:family="paragraph" style:parent-style-name="List_20_Paragraph" style:list-style-name="L8">
      <style:paragraph-properties fo:margin-left="0cm" fo:margin-right="0cm" fo:text-indent="0cm" style:auto-text-indent="false"/>
      <style:text-properties fo:language="ru" fo:country="RU" officeooo:paragraph-rsid="00ab8345"/>
    </style:style>
    <style:style style:name="P89" style:family="paragraph" style:parent-style-name="List_20_Paragraph" style:list-style-name="L8">
      <style:paragraph-properties fo:margin-left="0cm" fo:margin-right="0cm" fo:text-indent="0cm" style:auto-text-indent="false"/>
      <style:text-properties fo:language="ru" fo:country="RU" officeooo:rsid="001f94de" officeooo:paragraph-rsid="00a5e374"/>
    </style:style>
    <style:style style:name="P90" style:family="paragraph" style:parent-style-name="List_20_Paragraph">
      <style:paragraph-properties fo:margin-left="0cm" fo:margin-right="0cm" fo:text-indent="0cm" style:auto-text-indent="false"/>
      <style:text-properties fo:language="ru" fo:country="RU" officeooo:rsid="001f94de" officeooo:paragraph-rsid="00a5e374"/>
    </style:style>
    <style:style style:name="P91" style:family="paragraph" style:parent-style-name="List_20_Paragraph" style:list-style-name="L8">
      <style:paragraph-properties fo:margin-left="0cm" fo:margin-right="0cm" fo:text-indent="0cm" style:auto-text-indent="false"/>
      <style:text-properties fo:language="ru" fo:country="RU" officeooo:rsid="00b3b768" officeooo:paragraph-rsid="00b3b768"/>
    </style:style>
    <style:style style:name="P92" style:family="paragraph" style:parent-style-name="List_20_Paragraph" style:list-style-name="L8">
      <style:paragraph-properties fo:margin-left="0cm" fo:margin-right="0cm" fo:text-indent="0cm" style:auto-text-indent="false"/>
      <style:text-properties fo:language="ru" fo:country="RU" officeooo:rsid="003093d5" officeooo:paragraph-rsid="00ab8345"/>
    </style:style>
    <style:style style:name="P93" style:family="paragraph" style:parent-style-name="List_20_Paragraph" style:list-style-name="L6">
      <style:paragraph-properties fo:margin-left="0cm" fo:margin-right="0cm" fo:text-indent="0cm" style:auto-text-indent="false"/>
      <style:text-properties officeooo:rsid="00a3b641" officeooo:paragraph-rsid="00a3b641"/>
    </style:style>
    <style:style style:name="P94" style:family="paragraph" style:parent-style-name="List_20_Paragraph" style:list-style-name="L7">
      <style:paragraph-properties fo:margin-left="0cm" fo:margin-right="0cm" fo:text-indent="0cm" style:auto-text-indent="false">
        <style:tab-stops/>
      </style:paragraph-properties>
      <style:text-properties officeooo:paragraph-rsid="00a2265d"/>
    </style:style>
    <style:style style:name="P95" style:family="paragraph" style:parent-style-name="List_20_Paragraph" style:list-style-name="L7">
      <style:paragraph-properties fo:margin-left="0cm" fo:margin-right="0cm" fo:text-indent="0cm" style:auto-text-indent="false"/>
      <style:text-properties officeooo:paragraph-rsid="00a2265d"/>
    </style:style>
    <style:style style:name="P96" style:family="paragraph" style:parent-style-name="List_20_Paragraph" style:list-style-name="WWNum6">
      <style:paragraph-properties fo:margin-left="0cm" fo:margin-right="0cm" fo:text-indent="0cm" style:auto-text-indent="false"/>
      <style:text-properties officeooo:paragraph-rsid="00a3cc32"/>
    </style:style>
    <style:style style:name="P97" style:family="paragraph" style:parent-style-name="List_20_Paragraph" style:list-style-name="L8">
      <style:paragraph-properties fo:margin-left="0cm" fo:margin-right="0cm" fo:text-indent="0cm" style:auto-text-indent="false"/>
      <style:text-properties officeooo:paragraph-rsid="00ab8345"/>
    </style:style>
    <style:style style:name="P98" style:family="paragraph" style:parent-style-name="List_20_Paragraph" style:list-style-name="L9">
      <style:paragraph-properties fo:margin-left="0cm" fo:margin-right="0cm" fo:text-indent="0cm" style:auto-text-indent="false"/>
      <style:text-properties fo:font-weight="bold" officeooo:rsid="00b3b768" officeooo:paragraph-rsid="00b3b768" style:font-weight-asian="bold" style:font-weight-complex="bold"/>
    </style:style>
    <style:style style:name="P99" style:family="paragraph" style:parent-style-name="List_20_Paragraph" style:list-style-name="L11">
      <style:paragraph-properties fo:margin-left="0cm" fo:margin-right="0cm" fo:text-indent="0cm" style:auto-text-indent="false"/>
      <style:text-properties officeooo:rsid="00279148" officeooo:paragraph-rsid="00b7fdb6"/>
    </style:style>
    <style:style style:name="P100" style:family="paragraph" style:parent-style-name="List_20_Paragraph" style:list-style-name="WWNum4">
      <style:paragraph-properties fo:margin-left="0cm" fo:margin-right="0cm" fo:text-indent="0cm" style:auto-text-indent="false"/>
      <style:text-properties fo:font-weight="normal" officeooo:rsid="00770417" officeooo:paragraph-rsid="00b8bfea" style:font-weight-asian="normal" style:font-weight-complex="normal"/>
    </style:style>
    <style:style style:name="T1" style:family="text">
      <style:text-properties fo:language="en" fo:country="US" officeooo:rsid="008fcf75"/>
    </style:style>
    <style:style style:name="T2" style:family="text">
      <style:text-properties fo:language="en" fo:country="US" officeooo:rsid="009ee0b3"/>
    </style:style>
    <style:style style:name="T3" style:family="text">
      <style:text-properties fo:language="en" fo:country="US" officeooo:rsid="00be9b9d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8fcf75"/>
    </style:style>
    <style:style style:name="T6" style:family="text">
      <style:text-properties fo:language="ru" fo:country="RU" officeooo:rsid="009e29c2"/>
    </style:style>
    <style:style style:name="T7" style:family="text">
      <style:text-properties fo:language="ru" fo:country="RU" officeooo:rsid="00279148"/>
    </style:style>
    <style:style style:name="T8" style:family="text">
      <style:text-properties fo:language="ru" fo:country="RU" officeooo:rsid="00a2265d"/>
    </style:style>
    <style:style style:name="T9" style:family="text">
      <style:text-properties fo:language="ru" fo:country="RU" officeooo:rsid="00a3b641"/>
    </style:style>
    <style:style style:name="T10" style:family="text">
      <style:text-properties officeooo:rsid="0028a69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574e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64c14e"/>
    </style:style>
    <style:style style:name="T15" style:family="text">
      <style:text-properties officeooo:rsid="006795b7"/>
    </style:style>
    <style:style style:name="T16" style:family="text">
      <style:text-properties officeooo:rsid="008fcf75"/>
    </style:style>
    <style:style style:name="T17" style:family="text">
      <style:text-properties officeooo:rsid="0096b1d3"/>
    </style:style>
    <style:style style:name="T18" style:family="text">
      <style:text-properties fo:language="en" fo:country="GB"/>
    </style:style>
    <style:style style:name="T19" style:family="text">
      <style:text-properties officeooo:rsid="009751be"/>
    </style:style>
    <style:style style:name="T20" style:family="text">
      <style:text-properties officeooo:rsid="009c3194"/>
    </style:style>
    <style:style style:name="T21" style:family="text">
      <style:text-properties officeooo:rsid="009e29c2"/>
    </style:style>
    <style:style style:name="T22" style:family="text">
      <style:text-properties officeooo:rsid="00a0987d"/>
    </style:style>
    <style:style style:name="T23" style:family="text">
      <style:text-properties officeooo:rsid="00a3b641"/>
    </style:style>
    <style:style style:name="T24" style:family="text">
      <style:text-properties officeooo:rsid="00a3cc32"/>
    </style:style>
    <style:style style:name="T25" style:family="text">
      <style:text-properties officeooo:rsid="00a438be"/>
    </style:style>
    <style:style style:name="T26" style:family="text">
      <style:text-properties officeooo:rsid="00b713a8"/>
    </style:style>
    <style:style style:name="T27" style:family="text">
      <style:text-properties officeooo:rsid="00be9b9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nothing" fo:text-inden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prefix=" " style:num-suffix=" 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columns-spanned="6" office:value-type="string">
            <text:p text:style-name="P4"><text:span text:style-name="T11">Предусловие</text:span>: <text:span text:style-name="T5">Запустить виджет следует как отдельную программу на компьютере (клик по .</text:span><text:span text:style-name="T1">exe </text:span><text:span text:style-name="T5">файлу из его корневой директории).</text:span></text:p>
            <text:p text:style-name="P5">Комментарий: <text:span text:style-name="T16">Если приложение не запустилось, и вы получили сообщение, что на вашем компьютере отсутствуют нужные библиотеки, проверьте целостность папки приложения, и если не помогло, обратитесь к разработчик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8563637599013149949" text:style-name="L1">
              <text:list-header>
                <text:p text:style-name="P56">#</text:p>
              </text:list-header>
            </text:list>
          </table:table-cell>
          <table:table-cell table:style-name="Таблица1.A2" office:value-type="string">
            <text:p text:style-name="P2">Действия</text:p>
          </table:table-cell>
          <table:table-cell table:style-name="Таблица1.A2" office:value-type="string">
            <text:p text:style-name="P7">Результат</text:p>
          </table:table-cell>
          <table:table-cell table:style-name="Таблица1.A2" office:value-type="string">
            <text:p text:style-name="P6">Приоритет (1-4)</text:p>
          </table:table-cell>
          <table:table-cell table:style-name="Таблица1.A2" office:value-type="string">
            <text:p text:style-name="P6">Выполнено (ск. раз)</text:p>
          </table:table-cell>
          <table:table-cell table:style-name="Таблица1.F2" office:value-type="string">
            <text:p text:style-name="P6">Неудачно (ск. раз)</text:p>
          </table:table-cell>
        </table:table-row>
        <table:table-row>
          <table:table-cell table:style-name="Таблица1.F2" table:number-columns-spanned="6" office:value-type="string">
            <text:list xml:id="list45254105519216" text:continue-numbering="true" text:style-name="L1">
              <text:list-item>
                <text:p text:style-name="P57">Настройки файлов ввода-вывода</text:p>
                <text:p text:style-name="P58">Предусловие: <text:span text:style-name="T13">в папке док приложения есть пример файлов, которые вам можно указать в качестве входных и выходных. Однако следует еще раз провести тест, поместив эти файлы в другое место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F2" table:number-columns-spanned="6" office:value-type="string">
            <text:list xml:id="list45254423278733" text:continue-numbering="true" text:style-name="L1">
              <text:list-header>
                <text:p text:style-name="P59">Позитивные тесты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list xml:id="list45253847778814" text:continue-numbering="true" text:style-name="L1">
              <text:list-item>
                <text:list>
                  <text:list-item>
                    <text:p text:style-name="P61"/>
                    <text:p text:style-name="P61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6464792263979032357" text:style-name="WWNum2">
              <text:list-item>
                <text:p text:style-name="P77">Ввод <text:span text:style-name="T17">имени</text:span> файлов ввода и вывода</text:p>
                <text:p text:style-name="P77"/>
              </text:list-item>
              <text:list-item>
                <text:p text:style-name="P78">Запустить приложение.</text:p>
              </text:list-item>
              <text:list-item>
                <text:p text:style-name="P78">Ввести в привившихся полях Файлы ввода и вывода, которые существуют. Причём файл ввода формата <text:span text:style-name="T18">Json, </text:span>содержащий поле <text:span text:style-name="T18">types, </text:span>которое содержит поле «<text:span text:style-name="T18">parameters”. </text:span></text:p>
              </text:list-item>
              <text:list-item>
                <text:p text:style-name="P78">Файл существующих виджетов оставить пустым.</text:p>
                <text:p text:style-name="P78"/>
              </text:list-item>
            </text:list>
          </table:table-cell>
          <table:table-cell table:style-name="Таблица1.A2" office:value-type="string">
            <text:list xml:id="list45252841785409" text:continue-numbering="true" text:style-name="WWNum2">
              <text:list-header>
                <text:p text:style-name="P79">В строках появились названия файлов, по наведении на строки появляются подсказки, содержащие назначение и полное имя файла <text:span text:style-name="T3">(</text:span><text:span text:style-name="T27">если вы его уже ввели</text:span><text:span text:style-name="T3">)</text:span></text:p>
              </text:list-header>
            </text:list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list xml:id="list45252931213577" text:continue-numbering="true" text:style-name="WWNum2">
              <text:list-item>
                <text:p text:style-name="P77">Нажать кнопку продолжения (стрелка вправо)</text:p>
              </text:list-item>
            </text:list>
          </table:table-cell>
          <table:table-cell table:style-name="Таблица1.A2" office:value-type="string">
            <text:list xml:id="list45252530128581" text:continue-numbering="true" text:style-name="WWNum2">
              <text:list-header>
                <text:p text:style-name="P79">Приложение перешло в режим графического редактирования, слева отобразились категории устройств.</text:p>
              </text:list-header>
            </text:list>
          </table:table-cell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5">1.2</text:p>
            <text:list xml:id="list45253017421618" text:continue-list="list45253847778814" text:style-name="L1">
              <text:list-item>
                <text:list>
                  <text:list-header>
                    <text:p text:style-name="P44"/>
                  </text:list-header>
                </text:list>
              </text:list-item>
            </text:list>
          </table:table-cell>
          <table:table-cell table:style-name="Таблица1.A2" office:value-type="string">
            <text:p text:style-name="P27"><text:span text:style-name="T10">Ввод имени файлов ввода и вывода</text:span> + файл<text:span text:style-name="T17">а</text:span> существующих виджетов.</text:p>
            <text:list xml:id="list7937183614474402828" text:style-name="L2">
              <text:list-header>
                <text:p text:style-name="P40"/>
              </text:list-header>
              <text:list-item>
                <text:p text:style-name="P41">Сделать то же, <text:span text:style-name="T19">что в 1.1</text:span>, но ввести файл пустых виджетов. </text:p>
              </text:list-item>
              <text:list-item>
                <text:p text:style-name="P40"><text:span text:style-name="T20">Нажать к</text:span>нопк<text:span text:style-name="T20">у</text:span> продолжения</text:p>
              </text:list-item>
              <text:list-item>
                <text:p text:style-name="P42"><text:span text:style-name="T17">Р</text:span>езультат прежний, но категорий, возможно, меньше. </text:p>
              </text:list-item>
            </text:list>
          </table:table-cell>
          <table:table-cell table:style-name="Таблица1.A2" office:value-type="string">
            <text:p text:style-name="P50"/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45253383242457" text:continue-list="list45253017421618" text:style-name="L1">
              <text:list-item>
                <text:list>
                  <text:list-header>
                    <text:p text:style-name="P62">Негативные <text:span text:style-name="T21">тесты</text:span>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Таблица1.A2" office:value-type="string">
            <text:list xml:id="list45253009530477" text:continue-numbering="true" text:style-name="L1">
              <text:list-item>
                <text:list>
                  <text:list-item>
                    <text:p text:style-name="P64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23">Ввод несуществующего файла</text:p>
            <text:p text:style-name="P24"/>
            <text:list xml:id="list3612846546656414355" text:style-name="L3">
              <text:list-item>
                <text:p text:style-name="P33"><text:span text:style-name="T2">T</text:span>е же действия, что и в <text:span text:style-name="T21">1.1, 1.2</text:span> (сделать для каждого). Но вводить по очереди в качестве каждого из трёх файлов несуществующий, для остальных – существующие. </text:p>
              </text:list-item>
            </text:list>
          </table:table-cell>
          <table:table-cell table:style-name="Таблица1.A2" office:value-type="string">
            <text:p text:style-name="P34">Окно ошибки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45253298290499" text:continue-list="list45253009530477" text:style-name="L1">
              <text:list-item>
                <text:list>
                  <text:list-item>
                    <text:p text:style-name="P65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23">Ввод в качестве всех файлов несуществующих.</text:p>
            <text:list xml:id="list7533181883583514663" text:style-name="L4">
              <text:list-header>
                <text:p text:style-name="P35"/>
              </text:list-header>
              <text:list-item>
                <text:p text:style-name="P37">Те же действия, что в <text:span text:style-name="T21">1.1, 1.2</text:span>, но теперь все вводимые файлы несуществующие.</text:p>
              </text:list-item>
            </text:list>
          </table:table-cell>
          <table:table-cell table:style-name="Таблица1.A2" office:value-type="string">
            <text:p text:style-name="P23">Тот же результат, что в 1.3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list xml:id="list45253073992473" text:continue-list="list45253298290499" text:style-name="L1">
              <text:list-item>
                <text:list>
                  <text:list-item>
                    <text:p text:style-name="P65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5814088585692908450" text:style-name="L5">
              <text:list-header>
                <text:p text:style-name="P36">Ввод пустого значения файлов ввода или вывода</text:p>
                <text:p text:style-name="P36"/>
              </text:list-header>
              <text:list-item>
                <text:p text:style-name="P38"><text:span text:style-name="T6">Т</text:span>е же действия, что в <text:span text:style-name="T21">1.1, 1.2</text:span>, но теперь ничего не вводить в качестве файлов, перейти по стрелке в графический режим.</text:p>
              </text:list-item>
            </text:list>
            <text:p text:style-name="P23"/>
          </table:table-cell>
          <table:table-cell table:style-name="Таблица1.A2" office:value-type="string">
            <text:p text:style-name="P23">Тот же результат, что в 1.3</text:p>
          </table:table-cell>
          <table:table-cell table:style-name="Таблица1.A2" office:value-type="string">
            <text:p text:style-name="P13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45254512319392" text:continue-list="list45253073992473" text:style-name="L1">
              <text:list-item>
                <text:p text:style-name="P63">Редактирование виджета в графическом режиме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45254089913987" text:continue-numbering="true" text:style-name="L1">
              <text:list-item>
                <text:list>
                  <text:list-item>
                    <text:p text:style-name="P60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28"><text:span text:style-name="T22">П</text:span>оявление</text:p>
            <text:p text:style-name="P32"><text:span text:style-name="T8">Предусловие</text:span><text:span text:style-name="T9">. </text:span><text:span text:style-name="T7">После успешного ввода названий файлов на весь экран появилось новое окно. </text:span>Это окно разделено на три части: список категорий устройств в алфавитном порядке, далее пустая область, далее область отображения содержимого текстового файла, <text:span text:style-name="T23">она</text:span> неактивная и содержащая текст того файла, который Вы указали выходным.</text:p>
            <text:p text:style-name="P32"/>
            <text:list xml:id="list4333753688412262618" text:style-name="L6">
              <text:list-item>
                <text:p text:style-name="P93">Покрутить колесиком мыши на списке и содержимом текстового файла</text:p>
              </text:list-item>
              <text:list-item>
                <text:p text:style-name="P93">Захватывать и отпускать при помощи мыши эти два элемента</text:p>
              </text:list-item>
              <text:list-item>
                <text:p text:style-name="P93">Опробовать поиск </text:p>
              </text:list-item>
            </text:list>
            <text:list xml:id="list1862500173476468990" text:style-name="L7">
              <text:list-header>
                <text:p text:style-name="P80"/>
              </text:list-header>
            </text:list>
          </table:table-cell>
          <table:table-cell table:style-name="Таблица1.A2" office:value-type="string">
            <text:list xml:id="list45253097765210" text:continue-numbering="true" text:style-name="L7">
              <text:list-item>
                <text:p text:style-name="P94">Список категорий (слева) прокручивается колесиком мыши либо перетаскиванием (мышью).</text:p>
              </text:list-item>
              <text:list-item>
                <text:p text:style-name="P95">То же для области текстового файла справа.</text:p>
              </text:list-item>
              <text:list-item>
                <text:p text:style-name="P95">У списка категорий при прокрутке внизу появляется прозрачная строчка, информирующая, сколько элементов всего в списке и сколько выбрано.</text:p>
              </text:list-item>
              <text:list-item>
                <text:p text:style-name="P95">У списка категорий при прокрутке внизу появляется прозрачная строчка, информирующая, сколько элементов всего в списке и сколько выбрано. Также она появляется по наведении на нижнюю часть списка.</text:p>
              </text:list-item>
              <text:list-item>
                <text:p text:style-name="P95">Вверху списка присутствует поиск.</text:p>
              </text:list-item>
              <text:list-item>
                <text:p text:style-name="P82"><text:soft-page-break/>Поиск по списку работает исправно (мы подразумеваем, что тестировщик знает, как проверить поиск)</text:p>
              </text:list-item>
            </text:list>
            <text:p text:style-name="P84"/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table:number-rows-spanned="3" office:value-type="string">
            <text:list xml:id="list45253224196530" text:continue-list="list45254089913987" text:style-name="L1">
              <text:list-item>
                <text:list>
                  <text:list-item>
                    <text:p text:style-name="P66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4730530978161712172" text:style-name="WWNum6">
              <text:list-header>
                <text:p text:style-name="P43">Выбор одной или несколько категорий устройств</text:p>
                <text:p text:style-name="P43"/>
              </text:list-header>
              <text:list-item>
                <text:p text:style-name="P96">Выбрать мышью элемент списка</text:p>
              </text:list-item>
              <text:list-item>
                <text:p text:style-name="P96">Кликнуть по выбранному элементу.</text:p>
                <text:p text:style-name="P85"/>
              </text:list-item>
            </text:list>
          </table:table-cell>
          <table:table-cell table:style-name="Таблица1.A2" office:value-type="string">
            <text:list xml:id="list45253180194306" text:continue-list="list45253097765210" text:style-name="L7">
              <text:list-header>
                <text:p text:style-name="P83">Элемент поменял цвет и размер: стал ярче и крупнее. Область в середине заполнилась списком с его атрибутами. Информационная строка внизу верно отобразила, сколько элементов выбрано.</text:p>
                <text:p text:style-name="P81"><text:span text:style-name="T24">По повторному клику в</text:span>се вернулось к прежнему состоянию.</text:p>
              </text:list-header>
            </text:list>
          </table:table-cell>
          <table:table-cell table:style-name="Таблица1.A2" table:number-rows-spanned="3" office:value-type="string">
            <text:p text:style-name="P13">1</text:p>
          </table:table-cell>
          <table:table-cell table:style-name="Таблица1.A2" table:number-rows-spanned="3" office:value-type="string">
            <text:p text:style-name="Table_20_Contents"/>
          </table:table-cell>
          <table:table-cell table:style-name="Таблица1.F2" table:number-rows-spanned="3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list xml:id="list45253704839540" text:continue-list="list4730530978161712172" text:style-name="WWNum6">
              <text:list-item>
                <text:p text:style-name="P96">Нажать на несколько пунктов списка категорий по очереди. </text:p>
              </text:list-item>
            </text:list>
          </table:table-cell>
          <table:table-cell table:style-name="Таблица1.A2" office:value-type="string">
            <text:list xml:id="list45253262287746" text:continue-list="list45253180194306" text:style-name="L7">
              <text:list-header>
                <text:p text:style-name="P81">Все пункты поменяли цвет и размер. В списке параметров <text:s/>категорий появились все параметры, которые принадлежат каждой категории (аналогично пересечению множеств). В алфавитном порядке.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1.A2" office:value-type="string">
            <text:list xml:id="list45253171249425" text:continue-list="list45253704839540" text:style-name="WWNum6">
              <text:list-item>
                <text:p text:style-name="P96">Снять выделение с каждой категории по очереди</text:p>
              </text:list-item>
            </text:list>
          </table:table-cell>
          <table:table-cell table:style-name="Таблица1.A2" office:value-type="string">
            <text:list xml:id="list45253583307987" text:continue-list="list45253262287746" text:style-name="L7">
              <text:list-header>
                <text:p text:style-name="P86">Список атрибутов (справа) обновляется после каждого снятия <text:span text:style-name="T25">либо выбора категории</text:span>.</text:p>
              </text:list-header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45252950453862" text:continue-list="list45253224196530" text:style-name="L1">
              <text:list-item>
                <text:list>
                  <text:list-item>
                    <text:p text:style-name="P67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4436880038670112153" text:style-name="L8">
              <text:list-header>
                <text:p text:style-name="P89">Выбор параметров</text:p>
                <text:p text:style-name="P87"/>
              </text:list-header>
              <text:list-item>
                <text:p text:style-name="P89">Произвести все действия 2.2, но для списка параметров (центральная часть окна)</text:p>
              </text:list-item>
              <text:list-item>
                <text:p text:style-name="P87">Произвести все действия 2.2, но для списка параметров (центральная часть окна)</text:p>
              </text:list-item>
            </text:list>
            <text:p text:style-name="P30"/>
            <text:p text:style-name="P30"/>
          </table:table-cell>
          <table:table-cell table:style-name="Таблица1.A2" office:value-type="string">
            <text:p text:style-name="P90">Результат полностью аналогичен 2.2, с единственным отличием. По выбору одного или нескольких параметров, появляется область редактирования параметров ( с двумя вкладками – текстовый и аналоговый). Количество и порядок пунктов в списке параметров при этом не меняется.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table:number-rows-spanned="3" office:value-type="string">
            <text:p text:style-name="P46"/>
            <text:list xml:id="list45254403883061" text:continue-list="list45252950453862" text:style-name="L1">
              <text:list-item>
                <text:list>
                  <text:list-item>
                    <text:p text:style-name="P68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45254044128438" text:continue-list="list4436880038670112153" text:style-name="L8">
              <text:list-item>
                <text:list>
                  <text:list-item>
                    <text:p text:style-name="P88">Редактирование и сохранение параметров с их атрибутам</text:p>
                  </text:list-item>
                  <text:list-item>
                    <text:p text:style-name="P69">Произвести выбор категории и выбор параметров (2.3)</text:p>
                  </text:list-item>
                  <text:list-item>
                    <text:p text:style-name="P70">В области атрибута во вкладке «Текстовое» заполнить все поля и нажать кнопку сохранения (внизу справа). </text:p>
                    <text:p text:style-name="P91"><text:soft-page-break/></text:p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31">В области содержимого текстового файла появится текст в формате <text:span text:style-name="T18">json. </text:span>Тег <text:span text:style-name="T18">text </text:span>будет содержать все выбранные параметры. Все теги параметров будут содержать <text:soft-page-break/>массив значений атрибутов (т.е. всего два значения – индекс и подпись)</text:p>
            <text:list xml:id="list45253681991659" text:continue-numbering="true" text:style-name="L8">
              <text:list-item>
                <text:list>
                  <text:list-header>
                    <text:p text:style-name="P71"/>
                    <text:p text:style-name="P92"/>
                    <text:p text:style-name="P92"/>
                  </text:list-header>
                </text:list>
              </text:list-item>
            </text:list>
          </table:table-cell>
          <table:table-cell table:style-name="Таблица1.A2" table:number-rows-spanned="3" office:value-type="string">
            <text:p text:style-name="P13"/>
          </table:table-cell>
          <table:table-cell table:style-name="Таблица1.A2" table:number-rows-spanned="3" office:value-type="string">
            <text:p text:style-name="Table_20_Contents"/>
          </table:table-cell>
          <table:table-cell table:style-name="Таблица1.F2" table:number-rows-spanned="3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list xml:id="list45254061630266" text:continue-numbering="true" text:style-name="L8">
              <text:list-item>
                <text:list>
                  <text:list-item>
                    <text:p text:style-name="P97"><text:span text:style-name="T4">Повторить 2), перейдя во вкладку «аналоговое»</text:span><text:span text:style-name="T18">.</text:span></text:p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45253407903936" text:continue-numbering="true" text:style-name="L8">
              <text:list-item>
                <text:list>
                  <text:list-header>
                    <text:p text:style-name="P92">Все параметры из области тега <text:span text:style-name="T18">text </text:span>переписались в область тега <text:span text:style-name="T18">analog. </text:span>Значение атрибута картинки записалось в область тега <text:span text:style-name="T18">images </text:span>для каждого параметра (то есть вместе с ним).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Таблица1.A2" office:value-type="string">
            <text:list xml:id="list45253199412368" text:continue-numbering="true" text:style-name="L8">
              <text:list-item>
                <text:list>
                  <text:list-item>
                    <text:p text:style-name="P88">Сохранить в файл (справа сверху)</text:p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45252974011100" text:continue-numbering="true" text:style-name="L8">
              <text:list-item>
                <text:list>
                  <text:list-header>
                    <text:p text:style-name="P92">Текст в текстовой области записался в файл во внешней памяти компьютера. С тем же стилем форматирования (переходами и отступами).</text:p>
                  </text:list-header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Таблица1.F2" table:number-columns-spanned="6" office:value-type="string">
            <text:list xml:id="list2720142626045707672" text:style-name="L9">
              <text:list-item>
                <text:p text:style-name="P73">Редактирование виджета в текстовом режиме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F2" table:number-columns-spanned="6" office:value-type="string">
            <text:list xml:id="list45254402679506" text:continue-numbering="true" text:style-name="L9">
              <text:list-header>
                <text:p text:style-name="P98">Позитивные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45252955157286" text:continue-numbering="true" text:style-name="L9">
              <text:list-item>
                <text:list>
                  <text:list-item>
                    <text:p text:style-name="P45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3">Сохранение в файл текста формата json</text:p>
            <text:list xml:id="list4170578277651632022" text:style-name="L10">
              <text:list-item>
                <text:p text:style-name="P51">Перейти в настройки, а из них в режим текстового редактирования виджета .</text:p>
              </text:list-item>
              <text:list-item>
                <text:p text:style-name="P51">Ввести текст, соответствующий json формату.</text:p>
              </text:list-item>
              <text:list-item>
                <text:p text:style-name="P51">Сохранить в файл (справа сверху)</text:p>
              </text:list-item>
            </text:list>
          </table:table-cell>
          <table:table-cell table:style-name="Таблица1.A2" office:value-type="string">
            <text:list xml:id="list45253264753737" text:continue-numbering="true" text:style-name="L10">
              <text:list-header>
                <text:p text:style-name="P51">Активна была только область содержимого текстового файла.</text:p>
                <text:p text:style-name="P51">Текст в текстовой области записался в файл во внешней памяти компьютера. С тем же стилем форматирования (переходами и отступами).</text:p>
              </text:list-header>
            </text:list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p text:style-name="P12">Негативны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45252516853029" text:continue-list="list45252955157286" text:style-name="L9">
              <text:list-item>
                <text:list>
                  <text:list-item>
                    <text:p text:style-name="P47"/>
                  </text:list-item>
                </text:list>
              </text:list-item>
            </text:list>
          </table:table-cell>
          <table:table-cell table:style-name="Таблица1.A2" office:value-type="string">
            <text:p text:style-name="P29">Сохранение в файл текста произвольного формат</text:p>
            <text:p text:style-name="P29">Проделать 1), 2), <text:span text:style-name="T26">3)</text:span> предыдущего теста, <text:span text:style-name="T26">только </text:span>вести текст, не соответствующий <text:span text:style-name="T18">json </text:span>формату.</text:p>
            <text:p text:style-name="P29"/>
            <text:p text:style-name="P29"/>
          </table:table-cell>
          <table:table-cell table:style-name="Таблица1.A2" office:value-type="string">
            <text:p text:style-name="P29">Появляется окно об ошибке и просьба исправить текст.</text:p>
          </table:table-cell>
          <table:table-cell table:style-name="Таблица1.A2" office:value-type="string">
            <text:p text:style-name="P13">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45253861864667" text:continue-numbering="true" text:style-name="L9">
              <text:list-item>
                <text:p text:style-name="P74">Окно документации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45252490194377" text:continue-numbering="true" text:style-name="L9">
              <text:list-item>
                <text:list>
                  <text:list-item>
                    <text:p text:style-name="P48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3905460646865259349" text:style-name="L11">
              <text:list-header>
                <text:p text:style-name="P39">Чтение, переход по ссылкам</text:p>
              </text:list-header>
              <text:list-item>
                <text:p text:style-name="P75"><text:soft-page-break/>Запустить приложение, перейти в настройки (шестеренка справа сверху), выбрать пункт «О виджете».</text:p>
              </text:list-item>
              <text:list-item>
                <text:p text:style-name="P75">Появилось окно с информацией о названии, разработчике, версии приложения. Присутствуют ссылки на документацию</text:p>
              </text:list-item>
            </text:list>
          </table:table-cell>
          <table:table-cell table:style-name="Таблица1.A2" office:value-type="string">
            <text:list xml:id="list45252943837438" text:continue-numbering="true" text:style-name="L11">
              <text:list-header>
                <text:p text:style-name="P99"><text:span text:style-name="T4">Текст структурирован и выровнен, </text:span><text:soft-page-break/><text:span text:style-name="T4">грамматических ошибок нет, все ссылки открываются. Контент, куда ведут ссылки, читабелен и соответствует названию ссылок.</text:span></text:p>
              </text:list-header>
            </text:list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F2" table:number-columns-spanned="6" office:value-type="string">
            <text:list xml:id="list45252963008887" text:continue-list="list45252490194377" text:style-name="L9">
              <text:list-item>
                <text:p text:style-name="P72">Окно «Приступая к работе»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list xml:id="list45254343519321" text:continue-numbering="true" text:style-name="L9">
              <text:list-item>
                <text:list>
                  <text:list-item>
                    <text:p text:style-name="P53"/>
                  </text:list-item>
                </text:list>
              </text:list-item>
            </text:list>
          </table:table-cell>
          <table:table-cell table:style-name="Таблица1.A2" office:value-type="string">
            <text:list xml:id="list3273820699442906804" text:style-name="WWNum4">
              <text:list-item>
                <text:p text:style-name="P76">Запустить приложение, перейти в настройки (шестеренка справа сверху), выбрать пункт «Приступая к работе».</text:p>
              </text:list-item>
              <text:list-item>
                <text:p text:style-name="P76">Прочитать, проследовать описанным инструкциям.</text:p>
              </text:list-item>
            </text:list>
          </table:table-cell>
          <table:table-cell table:style-name="Таблица1.A2" office:value-type="string">
            <text:list xml:id="list45253768167524" text:continue-numbering="true" text:style-name="WWNum4">
              <text:list-header>
                <text:p text:style-name="P100">Текст структурирован и выровнен, грамматических ошибок нет, все ссылки открываются, инструкции понятны и однозначны. Контент, куда ведут ссылки, читабелен и соответствует названию ссылок. Следование инструкциям приводит в конечном счете к сохранению нового файла виджета на диске.</text:p>
              </text:list-header>
            </text:list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49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table:number-columns-spanned="5" office:value-type="string">
            <text:p text:style-name="P8">Отчет <text:s/>тестер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52">№ теста</text:p>
          </table:table-cell>
          <table:table-cell table:style-name="Таблица2.A2" office:value-type="string">
            <text:p text:style-name="P9">Баг (<text:span text:style-name="T15">описание бага,</text:span> если да)</text:p>
          </table:table-cell>
          <table:table-cell table:style-name="Таблица2.A2" office:value-type="string">
            <text:p text:style-name="P10">Сценарий непонятен</text:p>
            <text:p text:style-name="P10">(+ если да)</text:p>
          </table:table-cell>
          <table:table-cell table:style-name="Таблица2.A2" office:value-type="string">
            <text:p text:style-name="P10">Сценарий не<text:span text:style-name="T14">вы</text:span>полним <text:span text:style-name="T14">в силу предыдущих багов или недостатка прав</text:span></text:p>
            <text:p text:style-name="P10">(+ если да)</text:p>
          </table:table-cell>
          <table:table-cell table:style-name="Таблица2.E2" office:value-type="string">
            <text:p text:style-name="P9">Комментарий тестера</text:p>
            <text:p text:style-name="P11">(это важно, <text:span text:style-name="T12">напишите, что думаете о конкретном тесте</text:span>)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3133055827257871766" text:style-name="L12">
              <text:list-header>
                <text:p text:style-name="P55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2926320891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4236328657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4354891411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3281238079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3054878596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4511608881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3132817226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3656829037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2462757069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3354434274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2950256575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4213111530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2584386976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P15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P16"/>
          </table:table-cell>
        </table:table-row>
        <table:table-row>
          <table:table-cell table:style-name="Таблица2.A2" office:value-type="string">
            <text:list xml:id="list45253208127310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P16"/>
          </table:table-cell>
        </table:table-row>
        <table:table-row>
          <table:table-cell table:style-name="Таблица2.A2" office:value-type="string">
            <text:list xml:id="list45254098403274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P16"/>
          </table:table-cell>
        </table:table-row>
        <text:soft-page-break/>
        <table:table-row>
          <table:table-cell table:style-name="Таблица2.A2" office:value-type="string">
            <text:list xml:id="list45252810702604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2560869605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3656722714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list xml:id="list45253717573518" text:continue-numbering="true" text:style-name="L12">
              <text:list-header>
                <text:p text:style-name="P54"/>
              </text:list-header>
            </text:list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6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3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2.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0.79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4.6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7.7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1.5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4.7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7.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08:19.893000000</meta:creation-date>
    <dc:date>2020-08-10T04:52:50.437000000</dc:date>
    <meta:editing-duration>PT6H16M11S</meta:editing-duration>
    <meta:editing-cycles>138</meta:editing-cycles>
    <meta:generator>LibreOffice/5.1.2.2$Windows_x86 LibreOffice_project/d3bf12ecb743fc0d20e0be0c58ca359301eb705f</meta:generator>
    <meta:document-statistic meta:table-count="2" meta:image-count="0" meta:object-count="0" meta:page-count="7" meta:paragraph-count="116" meta:word-count="997" meta:character-count="6840" meta:non-whitespace-character-count="5956"/>
  </office:meta>
</office:document-meta>
</file>